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3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6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6.11.21, 02:59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67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2 Kommentare 211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30</text:p>
          </table:table-cell>
          <table:table-cell table:number-columns-repeated="6"/>
        </table:table-row>
        <table:table-row table:style-name="ro1">
          <table:table-cell table:formula="of:=SUM([.A40:.A100000])" office:value-type="float" office:value="30" calcext:value-type="float">
            <text:p>30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Corinna Angelika Winkler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Mobile Uploads · 22.09.2020 ·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https://m.facebook.com/photo.php?fbid=4439988612740353&amp;set=a.572631139476139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2:5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1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esy Deu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 ist nur mehr sprachlo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Lanz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kann man nichts mehr sagen... Da fehlen einem die Worte... Wo soll das hinführen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pp Su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 das nicht heute im Radio zum hören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abe sowas im Radio gehört, natürlich wurde das lt.Antene überprüft u ist natürlich nur gelo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ja klar, nur Medien berichten über Wahrhei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e Kar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Kalch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Mair-Ags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 das geht ja schon lange so... von Südtirol kenn i a poar Fälle wo s so wa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Treu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Podesser des war ja dei Frage....hier dazu a paar Antworten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ütze Steff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gleiche hab ich auch schon gehör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lly Frid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n gerade mit einem Freund zusammen und er sagte mir, seine Oma sei am Sonntag gestorb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z normaler Tod, aber im Krankenhaus, in Rumänien haben sie ihnen 1500,-€ gezahlt wenn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a als Todesursache schreiben dürfen und für diese Aussage lege ich meine Hand ins Feuer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Hop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das nicht unverschämt und pietätlos.Denen schwimmen die Fälle davon. Die Angstmaschiner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äuft auf Hochtou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jezana Kros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est man öfter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4439988612740353&amp;set=a.572631139476139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2:5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Hrastn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wird in anderen Ländern auch gemacht, habe ich von persönlich betroffenen gehört, s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kommt man halt genügend Corona Tot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Aidual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rau geht man auch so vor......wobei dazugesagt werden muß die Angehörigen sagen ja u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hmen das geld. Das ist das probl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4439988612740353&amp;set=a.572631139476139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9" calcext:value-type="float">
            <text:p>9</text:p>
          </table:table-cell>
          <table:table-cell table:style-name="ce7" table:formula="of:=COUNTIF([.D$1:.D$1048576];&quot;X&quot;)" office:value-type="float" office:value="0" calcext:value-type="float">
            <text:p>0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3" calcext:value-type="float">
            <text:p>3</text:p>
          </table:table-cell>
          <table:table-cell table:formula="of:=COUNTIF([.G$1:.G$1048576];&quot;X&quot;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187];[.D187];[.F187])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38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3:59:14.225284403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4:02:44.926876971</dc:date>
    <meta:editing-duration>PT3M29S</meta:editing-duration>
    <meta:editing-cycles>3</meta:editing-cycles>
    <meta:document-statistic meta:table-count="1" meta:cell-count="138" meta:object-count="0"/>
  </office:meta>
</office:document-meta>
</file>